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07880e" officeooo:paragraph-rsid="0007880e"/>
    </style:style>
    <style:style style:name="P2" style:family="paragraph" style:parent-style-name="Text_20_body">
      <style:text-properties officeooo:rsid="0007880e" officeooo:paragraph-rsid="0007880e"/>
    </style:style>
    <style:style style:name="P3" style:family="paragraph" style:parent-style-name="Text_20_body">
      <style:text-properties officeooo:paragraph-rsid="0007880e"/>
    </style:style>
    <style:style style:name="P4" style:family="paragraph" style:parent-style-name="Text_20_body">
      <style:text-properties officeooo:rsid="00087737" officeooo:paragraph-rsid="00087737"/>
    </style:style>
    <style:style style:name="P5" style:family="paragraph" style:parent-style-name="Text_20_body">
      <style:text-properties fo:font-size="9pt" officeooo:rsid="0008b9d0" officeooo:paragraph-rsid="0008b9d0" style:font-size-asian="9pt" style:font-size-complex="9pt"/>
    </style:style>
    <style:style style:name="P6" style:family="paragraph" style:parent-style-name="Text_20_body">
      <style:text-properties fo:font-size="12pt" officeooo:rsid="0008b9d0" officeooo:paragraph-rsid="0008b9d0" style:font-size-asian="10.5pt" style:font-size-complex="12pt"/>
    </style:style>
    <style:style style:name="P7" style:family="paragraph" style:parent-style-name="Text_20_body">
      <style:text-properties fo:font-size="12pt" officeooo:rsid="0008b9d0" officeooo:paragraph-rsid="000e9ccb" style:font-size-asian="10.5pt" style:font-size-complex="12pt"/>
    </style:style>
    <style:style style:name="P8" style:family="paragraph" style:parent-style-name="Text_20_body">
      <style:text-properties fo:font-size="12pt" officeooo:rsid="0009ddd0" officeooo:paragraph-rsid="0009ddd0" style:font-size-asian="10.5pt" style:font-size-complex="12pt"/>
    </style:style>
    <style:style style:name="P9" style:family="paragraph" style:parent-style-name="Text_20_body">
      <style:text-properties fo:font-size="12pt" officeooo:rsid="000a36ce" officeooo:paragraph-rsid="000a36ce" style:font-size-asian="10.5pt" style:font-size-complex="12pt"/>
    </style:style>
    <style:style style:name="P10" style:family="paragraph" style:parent-style-name="Text_20_body">
      <style:text-properties fo:font-size="12pt" officeooo:rsid="000e9ccb" officeooo:paragraph-rsid="000e9ccb" style:font-size-asian="10.5pt" style:font-size-complex="12pt"/>
    </style:style>
    <style:style style:name="P11" style:family="paragraph" style:parent-style-name="Text_20_body">
      <style:text-properties fo:font-size="12pt" officeooo:rsid="00121d18" officeooo:paragraph-rsid="00121d18" style:font-size-asian="10.5pt" style:font-size-complex="12pt"/>
    </style:style>
    <style:style style:name="P12" style:family="paragraph" style:parent-style-name="Text_20_body">
      <style:text-properties fo:font-size="12pt" officeooo:rsid="001471e1" officeooo:paragraph-rsid="001471e1" style:font-size-asian="10.5pt" style:font-size-complex="12pt"/>
    </style:style>
    <style:style style:name="P13" style:family="paragraph" style:parent-style-name="Text_20_body">
      <style:text-properties officeooo:rsid="00099786" officeooo:paragraph-rsid="00099786"/>
    </style:style>
    <style:style style:name="P14" style:family="paragraph" style:parent-style-name="Text_20_body">
      <style:text-properties officeooo:rsid="000c039e" officeooo:paragraph-rsid="000c039e"/>
    </style:style>
    <style:style style:name="P15" style:family="paragraph" style:parent-style-name="Text_20_body">
      <style:text-properties officeooo:rsid="001471e1" officeooo:paragraph-rsid="001471e1"/>
    </style:style>
    <style:style style:name="P16" style:family="paragraph" style:parent-style-name="Text_20_body">
      <style:paragraph-properties style:writing-mode="lr-tb"/>
      <style:text-properties officeooo:rsid="00087737" officeooo:paragraph-rsid="00087737"/>
    </style:style>
    <style:style style:name="P17" style:family="paragraph" style:parent-style-name="Text_20_body">
      <style:paragraph-properties style:writing-mode="lr-tb"/>
      <style:text-properties officeooo:rsid="0009ddd0" officeooo:paragraph-rsid="0009ddd0"/>
    </style:style>
    <style:style style:name="P18" style:family="paragraph" style:parent-style-name="Text_20_body">
      <style:paragraph-properties style:writing-mode="lr-tb"/>
      <style:text-properties fo:font-size="9pt" officeooo:rsid="0009ddd0" officeooo:paragraph-rsid="0009ddd0" style:font-size-asian="7.84999990463257pt" style:font-size-complex="9pt"/>
    </style:style>
    <style:style style:name="P19" style:family="paragraph" style:parent-style-name="Text_20_body">
      <style:paragraph-properties style:writing-mode="lr-tb"/>
      <style:text-properties officeooo:rsid="000c039e" officeooo:paragraph-rsid="000c039e"/>
    </style:style>
    <style:style style:name="P20" style:family="paragraph" style:parent-style-name="Text_20_body">
      <style:paragraph-properties style:writing-mode="lr-tb"/>
      <style:text-properties officeooo:rsid="000cfcda" officeooo:paragraph-rsid="000cfcda"/>
    </style:style>
    <style:style style:name="P21" style:family="paragraph" style:parent-style-name="Text_20_body">
      <style:paragraph-properties style:writing-mode="lr-tb"/>
      <style:text-properties officeooo:rsid="0008b9d0" officeooo:paragraph-rsid="0008b9d0"/>
    </style:style>
    <style:style style:name="P22" style:family="paragraph" style:parent-style-name="Text_20_body">
      <style:paragraph-properties style:writing-mode="lr-tb"/>
      <style:text-properties fo:font-size="12pt" officeooo:rsid="000a36ce" officeooo:paragraph-rsid="000a36ce" style:font-size-asian="10.5pt" style:font-size-complex="12pt"/>
    </style:style>
    <style:style style:name="P23" style:family="paragraph" style:parent-style-name="Text_20_body">
      <style:paragraph-properties style:writing-mode="lr-tb"/>
      <style:text-properties fo:font-size="12pt" officeooo:rsid="0009ddd0" officeooo:paragraph-rsid="0009ddd0" style:font-size-asian="10.5pt" style:font-size-complex="12pt"/>
    </style:style>
    <style:style style:name="P24" style:family="paragraph" style:parent-style-name="Text_20_body" style:list-style-name="L1">
      <style:text-properties officeooo:rsid="0007880e" officeooo:paragraph-rsid="0007880e"/>
    </style:style>
    <style:style style:name="P25" style:family="paragraph" style:parent-style-name="Text_20_body" style:list-style-name="L2">
      <style:text-properties officeooo:rsid="00087737" officeooo:paragraph-rsid="00087737"/>
    </style:style>
    <style:style style:name="P26" style:family="paragraph" style:parent-style-name="Text_20_body" style:list-style-name="L4">
      <style:text-properties officeooo:rsid="00087737" officeooo:paragraph-rsid="0009ddd0"/>
    </style:style>
    <style:style style:name="P27" style:family="paragraph" style:parent-style-name="Text_20_body" style:list-style-name="L4">
      <style:text-properties officeooo:rsid="00087737" officeooo:paragraph-rsid="000c039e"/>
    </style:style>
    <style:style style:name="P28" style:family="paragraph" style:parent-style-name="Text_20_body" style:list-style-name="L2">
      <style:text-properties officeooo:rsid="0009ddd0" officeooo:paragraph-rsid="0009ddd0"/>
    </style:style>
    <style:style style:name="P29" style:family="paragraph" style:parent-style-name="Text_20_body" style:list-style-name="L4">
      <style:text-properties officeooo:rsid="0009ddd0" officeooo:paragraph-rsid="0009ddd0"/>
    </style:style>
    <style:style style:name="P30" style:family="paragraph" style:parent-style-name="Text_20_body" style:list-style-name="L4">
      <style:text-properties officeooo:rsid="0009ddd0" officeooo:paragraph-rsid="000c039e"/>
    </style:style>
    <style:style style:name="P31" style:family="paragraph" style:parent-style-name="Text_20_body" style:list-style-name="L3">
      <style:text-properties officeooo:rsid="0008b9d0" officeooo:paragraph-rsid="0008b9d0"/>
    </style:style>
    <style:style style:name="P32" style:family="paragraph" style:parent-style-name="Text_20_body" style:list-style-name="L5">
      <style:text-properties officeooo:rsid="0017b231" officeooo:paragraph-rsid="0017b231"/>
    </style:style>
    <style:style style:name="P33" style:family="paragraph" style:parent-style-name="Text_20_body" style:list-style-name="L4">
      <style:paragraph-properties style:writing-mode="lr-tb"/>
      <style:text-properties officeooo:rsid="00087737" officeooo:paragraph-rsid="0009ddd0"/>
    </style:style>
    <style:style style:name="P34" style:family="paragraph" style:parent-style-name="Text_20_body" style:list-style-name="L4">
      <style:paragraph-properties style:writing-mode="lr-tb"/>
      <style:text-properties officeooo:rsid="00087737" officeooo:paragraph-rsid="000c039e"/>
    </style:style>
    <style:style style:name="P35" style:family="paragraph" style:parent-style-name="Heading_20_1">
      <style:text-properties officeooo:rsid="0007880e" officeooo:paragraph-rsid="0007880e"/>
    </style:style>
    <style:style style:name="P36" style:family="paragraph" style:parent-style-name="Heading_20_2">
      <style:text-properties officeooo:rsid="00087737" officeooo:paragraph-rsid="00087737"/>
    </style:style>
    <style:style style:name="P37" style:family="paragraph" style:parent-style-name="Heading_20_2">
      <style:text-properties officeooo:rsid="00099786" officeooo:paragraph-rsid="00099786"/>
    </style:style>
    <style:style style:name="P38" style:family="paragraph" style:parent-style-name="Heading_20_2">
      <style:text-properties officeooo:rsid="000c039e" officeooo:paragraph-rsid="000c039e"/>
    </style:style>
    <style:style style:name="P39" style:family="paragraph" style:parent-style-name="Heading_20_2">
      <style:text-properties officeooo:rsid="0017b231" officeooo:paragraph-rsid="0017b231"/>
    </style:style>
    <style:style style:name="P40" style:family="paragraph" style:parent-style-name="Heading_20_3">
      <style:text-properties officeooo:rsid="0017b231" officeooo:paragraph-rsid="0017b231"/>
    </style:style>
    <style:style style:name="T1" style:family="text">
      <style:text-properties officeooo:rsid="00087737"/>
    </style:style>
    <style:style style:name="T2" style:family="text">
      <style:text-properties officeooo:rsid="0009ddd0"/>
    </style:style>
    <style:style style:name="T3" style:family="text">
      <style:text-properties officeooo:rsid="000a36ce"/>
    </style:style>
    <style:style style:name="T4" style:family="text">
      <style:text-properties officeooo:rsid="000c039e"/>
    </style:style>
    <style:style style:name="T5" style:family="text">
      <style:text-properties officeooo:rsid="000cfcda"/>
    </style:style>
    <style:style style:name="T6" style:family="text">
      <style:text-properties officeooo:rsid="000e9ccb"/>
    </style:style>
    <style:style style:name="T7" style:family="text">
      <style:text-properties officeooo:rsid="00121d18"/>
    </style:style>
    <style:style style:name="T8" style:family="text">
      <style:text-properties officeooo:rsid="0012a47d"/>
    </style:style>
    <style:style style:name="T9" style:family="text">
      <style:text-properties officeooo:rsid="001471e1"/>
    </style:style>
    <style:style style:name="T10" style:family="text">
      <style:text-properties officeooo:rsid="0014bff9"/>
    </style:style>
    <style:style style:name="T11" style:family="text">
      <style:text-properties officeooo:rsid="0016625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bile Input System <text:span text:style-name="T11">1.0.0</text:span></text:p>
      <text:p text:style-name="P2"/>
      <text:p text:style-name="P15">First of all we want to thank you for your purchase.</text:p>
      <text:p text:style-name="P15">For any question or suggestion feel free to write to <text:a xlink:type="simple" xlink:href="mailto:pierluigi.zomparelli@gmail.com" text:style-name="Internet_20_link" text:visited-style-name="Visited_20_Internet_20_Link">pierluigi.zomparelli@gmail.com</text:a></text:p>
      <text:p text:style-name="P15">Our links here <text:a xlink:type="simple" xlink:href="https://instabio.cc/Zocalight" office:target-frame-name="_blank" xlink:show="new" text:style-name="Internet_20_link" text:visited-style-name="Visited_20_Internet_20_Link">Instabio</text:a>.</text:p>
      <text:p text:style-name="P15">Lets start.</text:p>
      <text:h text:style-name="P35" text:outline-level="1">Features</text:h>
      <text:p text:style-name="P2">The MI<text:span text:style-name="T1">S</text:span> provides you with the most common input <text:span text:style-name="T9">controls</text:span> for your mobile <text:span text:style-name="T6">game</text:span>:</text:p>
      <text:list xml:id="list3012620924" text:style-name="L1">
        <text:list-item>
          <text:p text:style-name="P24">Virtual Joystick</text:p>
        </text:list-item>
        <text:list-item>
          <text:p text:style-name="P24">Virtual Button</text:p>
        </text:list-item>
        <text:list-item>
          <text:p text:style-name="P24"><text:s/>Tap</text:p>
        </text:list-item>
        <text:list-item>
          <text:p text:style-name="P24">Swipe.</text:p>
        </text:list-item>
      </text:list>
      <text:p text:style-name="P2"/>
      <text:p text:style-name="P2">In the following section <text:span text:style-name="T6">you will be explained how to use each of them</text:span>.</text:p>
      <text:p text:style-name="P2"/>
      <text:h text:style-name="P36" text:outline-level="2">Virtual Joystick</text:h>
      <text:p text:style-name="P15">The virtual joystick alown you to simply simulate gamepad analogic axis.</text:p>
      <text:p text:style-name="P16"><text:span text:style-name="T6">Open</text:span> the JoystickAndButtonScene to <text:span text:style-name="T2">see an example</text:span>.</text:p>
      <text:p text:style-name="P4">Lets see <text:span text:style-name="T10">how to set up </text:span>step by step:</text:p>
      <text:list xml:id="list2175132986" text:style-name="L2">
        <text:list-item>
          <text:p text:style-name="P25">Create a new scene <text:span text:style-name="T2">or open an existing one</text:span></text:p>
        </text:list-item>
        <text:list-item>
          <text:p text:style-name="P28">Add a new canvas ( you can use also an existing one )</text:p>
        </text:list-item>
        <text:list-item>
          <text:p text:style-name="P25">Go to the Assets/VirtualInputSystem/Prefabs/InputUI folder </text:p>
        </text:list-item>
        <text:list-item>
          <text:p text:style-name="P25">Drag and drop the VirtualJoystick <text:span text:style-name="T4">prefab</text:span> into the canvas </text:p>
        </text:list-item>
      </text:list>
      <text:p text:style-name="P4"/>
      <text:p text:style-name="P4">Now check the Joystick script in the <text:span text:style-name="T10">prefab </text:span>inspector, you will se<text:span text:style-name="T6">e</text:span> the following parameters:</text:p>
      <text:list xml:id="list289564554" text:style-name="L3">
        <text:list-item>
          <text:p text:style-name="P31">HorizontalAxis: the action you want to map to the horizontal axis ( for example move or look left/right, or whaterver <text:span text:style-name="T6">else </text:span>you want to do )</text:p>
        </text:list-item>
        <text:list-item>
          <text:p text:style-name="P31">VerticalAxis: the same as the horizontal axis ( for example move forth and back )</text:p>
        </text:list-item>
        <text:list-item>
          <text:p text:style-name="P31">Stick: the analogic stick <text:span text:style-name="T6">( the child object )</text:span></text:p>
        </text:list-item>
        <text:list-item>
          <text:p text:style-name="P31"><text:soft-page-break/>MoveRange: the maximum distance you want the stick to <text:span text:style-name="T6">be </text:span>move<text:span text:style-name="T6">d</text:span> ( normally it <text:span text:style-name="T6">will be set according to </text:span>the width and height in the RectTransform <text:span text:style-name="T6">when you resize the joystick</text:span> )</text:p>
        </text:list-item>
        <text:list-item>
          <text:p text:style-name="P31">ResetTime: how long it will take the stick to <text:span text:style-name="T6">get</text:span> back <text:span text:style-name="T6">in the rest</text:span> position; if you set zero the stick will snap in one <text:span text:style-name="T6">single </text:span>frame</text:p>
        </text:list-item>
      </text:list>
      <text:p text:style-name="P21">If you want for example to add <text:span text:style-name="T6">a </text:span>Joystick to move your player name the axis “Horizontal” and “Vertical” <text:span text:style-name="T6">and </text:span>in your PlayerController script add the following code:</text:p>
      <text:p text:style-name="P5"/>
      <text:p text:style-name="P5">Vector2 moveInput = new Vector2(VirtualInput.GetAxis(“Horizontal”), VirtualInput.GetAxis(“Vertical”));</text:p>
      <text:p text:style-name="P5">MoveCharacter(moveInput); // Some method to move the character around</text:p>
      <text:p text:style-name="P5"/>
      <text:p text:style-name="P9">This should reminds you the Unity InputSystem:</text:p>
      <text:p text:style-name="P9">VirtualInput.GetAxis(“AxisName”) returns a float value between -1 and 1 depending on the stick position.</text:p>
      <text:p text:style-name="P22">There is also a GetAxisRaw(“AxisName”), which returns 0 if the stick <text:span text:style-name="T6">rest in place</text:span>, otherwise returns 1 or -1 depending <text:span text:style-name="T6">whether</text:span> the axis value <text:span text:style-name="T6">is positive or negative</text:span>.</text:p>
      <text:p text:style-name="P7">You can add <text:span text:style-name="T6">as many virtual </text:span>joystick<text:span text:style-name="T6">s as you want</text:span>: for example <text:span text:style-name="T6">you want your character to move and look around</text:span> you can add <text:span text:style-name="T6">two </text:span>joystick<text:span text:style-name="T6">s, one to the left and the other to the right. Then call </text:span>the <text:span text:style-name="T6">left joystick </text:span>axis “Horizontal” and “Vertical” <text:span text:style-name="T6">while the right joystick axis </text:span>“LookHorizontal” and “LookVertical”.</text:p>
      <text:p text:style-name="P10">Now in your PlayerController script you can call both VirtualInput.GetAxis(“Horizontal”) and VirtualInput.GetAxis(“LookHorizontal”) for example in order to move and look horizontal.</text:p>
      <text:p text:style-name="P6"/>
      <text:h text:style-name="P37" text:outline-level="2">Virtual Button</text:h>
      <text:p text:style-name="P13"><text:span text:style-name="T6">You can add many virtual buttons in your mobile game</text:span>.</text:p>
      <text:p text:style-name="P17">Check the VirtualJoystickAndButton example <text:span text:style-name="T7">in which the player can jump and glide</text:span>.</text:p>
      <text:p text:style-name="P17">Lets step by step how to put a button into a new scene:</text:p>
      <text:list xml:id="list3575606411" text:style-name="L4">
        <text:list-item>
          <text:p text:style-name="P26">Create a new scene <text:span text:style-name="T2">or open an existing one</text:span></text:p>
        </text:list-item>
        <text:list-item>
          <text:p text:style-name="P29">Add a new canvas ( you can use also an existing one )</text:p>
        </text:list-item>
        <text:list-item>
          <text:p text:style-name="P26">Go to the Assets/VirtualInputSystem/Prefabs/InputUI folder </text:p>
        </text:list-item>
        <text:list-item>
          <text:p text:style-name="P33">Drag and drop the <text:span text:style-name="T2">VirtualButton prefab</text:span> into the canvas </text:p>
        </text:list-item>
      </text:list>
      <text:p text:style-name="P17">In the inspector you can see the Button script which only has one parameter <text:span text:style-name="T7">to map the action</text:span>.</text:p>
      <text:p text:style-name="P17">For example call the button “Jump” <text:span text:style-name="T7">and </text:span>in your PlayerController script add the following code:</text:p>
      <text:p text:style-name="P18">if(VirtualInput.GetButtonDown(“Jump”))</text:p>
      <text:p text:style-name="P18">{</text:p>
      <text:p text:style-name="P18"><text:tab/>PlayerJump(); // Some method to let the player jump</text:p>
      <text:p text:style-name="P18"><text:soft-page-break/>}</text:p>
      <text:p text:style-name="P18">if(VirtualInput.GetButton(“Jump”))</text:p>
      <text:p text:style-name="P18">{</text:p>
      <text:p text:style-name="P18"><text:tab/>Player<text:span text:style-name="T7">Glide</text:span>(); // You know, you may want your player to <text:span text:style-name="T7">glide and not to fall down</text:span></text:p>
      <text:p text:style-name="P18">}</text:p>
      <text:p text:style-name="P18">if(VirtualInput.GetButtonUp(“Jump”)){</text:p>
      <text:p text:style-name="P18">{</text:p>
      <text:p text:style-name="P18"><text:tab/>FallAndDie(); // Ok maybe you want to do something else <text:span text:style-name="T7">here</text:span></text:p>
      <text:p text:style-name="P18">}</text:p>
      <text:p text:style-name="P6"/>
      <text:p text:style-name="P8">As for the normal input system you <text:span text:style-name="T3">can</text:span> call VirtualInput.GetButton(“ButtonName”) which returns true if <text:span text:style-name="T3">the player holds the button down, othwerwise false</text:span></text:p>
      <text:p text:style-name="P23">VirtualInput.GetButtonDown(“ButtonName”) returns true <text:span text:style-name="T7">as soon as the </text:span>button is pressed <text:span text:style-name="T3">and </text:span></text:p>
      <text:p text:style-name="P8">VirtualInput.GetButtonUp(“ButtonName”) returns true <text:span text:style-name="T7">as soon as the</text:span> button is released <text:span text:style-name="T7">( otherwise they both return false )</text:span>.</text:p>
      <text:p text:style-name="P11">You can add as many buttons as you want, for example to “Jump” or “Shoot” or “Interact”.</text:p>
      <text:p text:style-name="P8"/>
      <text:h text:style-name="P38" text:outline-level="2">Tap and swipe</text:h>
      <text:p text:style-name="P14">Open the TapAndSwipeScene to see an example.</text:p>
      <text:p text:style-name="P14">Lets see step by step:</text:p>
      <text:list xml:id="list3910036798115" text:continue-numbering="true" text:style-name="L4">
        <text:list-item>
          <text:p text:style-name="P27">Create a new scene <text:span text:style-name="T2">or open an existing one</text:span></text:p>
        </text:list-item>
        <text:list-item>
          <text:p text:style-name="P30">Add a new canvas ( you can use also an existing one )</text:p>
        </text:list-item>
        <text:list-item>
          <text:p text:style-name="P27">Go to the Assets/VirtualInputSystem/Prefabs/InputUI folder </text:p>
        </text:list-item>
        <text:list-item>
          <text:p text:style-name="P34">Drag and drop the <text:span text:style-name="T4">TaperSwiper prefab </text:span>into the canvas </text:p>
        </text:list-item>
      </text:list>
      <text:p text:style-name="P19">Check the inspector, you can see two scripts <text:span text:style-name="T8">on the prefab</text:span>: Taper and Swiper.</text:p>
      <text:p text:style-name="P19">They can be enabled or disabled: for example if you just want to tap you can disable the Swiper script ( or even delete it ).</text:p>
      <text:p text:style-name="P19">Taper has <text:span text:style-name="T8">only </text:span>one parameter, TapTime, <text:span text:style-name="T8">which </text:span>define<text:span text:style-name="T8">s</text:span> <text:span text:style-name="T8">for </text:span>how long you can hold down your finger on the screen before the tap fail: for example <text:span text:style-name="T8">by </text:span>set<text:span text:style-name="T8">ting</text:span> TapTime=1 <text:span text:style-name="T8">tap fails if you hold your finger for more than one second</text:span>.</text:p>
      <text:p text:style-name="P19">In your PlayerController call VirtualInput.GetTap(<text:span text:style-name="T5">out </text:span>TapData) and VirtualInput.GetSwipe(<text:span text:style-name="T5">out </text:span>SwipeData) to check for tap and swipe.</text:p>
      <text:p text:style-name="P20">VirtualInput.GetTap(out TapData) returns true when player taps the screen, otherwise false; if true you can read the position and the duration of the tap <text:span text:style-name="T8">in the TapData structure</text:span>.</text:p>
      <text:p text:style-name="P20"><text:soft-page-break/>VirtualInput.GetSwipe(out SwipeData) returns true when player swipes the screen, otherwise false; if true you can the position and the delta ( position – delta = previsousFramePosition ) <text:span text:style-name="T8">in the SwipeData structure</text:span>.</text:p>
      <text:p text:style-name="P19"/>
      <text:p text:style-name="P15">For any question or suggestion feel free to write to <text:a xlink:type="simple" xlink:href="mailto:pierluigi.zomparelli@gmail.com" text:style-name="Internet_20_link" text:visited-style-name="Visited_20_Internet_20_Link">pierluigi.zomparelli@gmail.com</text:a></text:p>
      <text:p text:style-name="P12"><text:span text:style-name="T9">Our links here </text:span><text:a xlink:type="simple" xlink:href="https://instabio.cc/Zocalight" office:target-frame-name="_blank" xlink:show="new" text:style-name="Internet_20_link" text:visited-style-name="Visited_20_Internet_20_Link"><text:span text:style-name="T9">Instabio</text:span></text:a><text:span text:style-name="T9">.</text:span></text:p>
      <text:p text:style-name="P8"/>
      <text:h text:style-name="P39" text:outline-level="2">Change Log</text:h>
      <text:h text:style-name="P40" text:outline-level="3">1.0.0</text:h>
      <text:list xml:id="list3202988351" text:style-name="L5">
        <text:list-item>
          <text:p text:style-name="P32">Intial release</text:p>
        </text:list-item>
      </text:list>
      <text:p text:style-name="P4"/>
      <text:p text:style-name="P4"><text:tab/></text:p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9T22:33:59.326000000</meta:creation-date>
    <dc:date>2022-01-30T00:39:04.228000000</dc:date>
    <meta:editing-duration>PT1H10M50S</meta:editing-duration>
    <meta:editing-cycles>13</meta:editing-cycles>
    <meta:generator>Neat_Office/6.2.8.2$Windows_x86 LibreOffice_project/</meta:generator>
    <meta:document-statistic meta:table-count="0" meta:image-count="0" meta:object-count="0" meta:page-count="4" meta:paragraph-count="79" meta:word-count="887" meta:character-count="5360" meta:non-whitespace-character-count="4560"/>
  </office:meta>
</office:document-meta>
</file>